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3cm"/>
    </style:style>
    <style:style style:name="co3" style:family="table-column">
      <style:table-column-properties fo:break-before="auto" style:column-width="0.601cm"/>
    </style:style>
    <style:style style:name="co4" style:family="table-column">
      <style:table-column-properties fo:break-before="auto" style:column-width="1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office:value-type="string" calcext:value-type="string">
            <text:p>hsc030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si</text:p>
          </table:table-cell>
          <table:table-cell table:formula="of:=6895*[.C6]" office:value-type="float" office:value="206850" calcext:value-type="float">
            <text:p>20685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5" calcext:value-type="float">
            <text:p>147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" table:formula="of:=([.C10]-[.C7])*([.E6]-[.E5])/([.C8]-[.C7])+[.E5]" office:value-type="float" office:value="96993.9803158618" calcext:value-type="float">
            <text:p>969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" table:formula="of:=[.C10]-[.C7]" office:value-type="float" office:value="6146" calcext:value-type="float">
            <text:p>61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15.7816433966583" calcext:value-type="float">
            <text:p>15.7816433966583</text:p>
          </table:table-cell>
          <table:table-cell/>
          <table:table-cell table:formula="of:=[.C14]/1000" office:value-type="float" office:value="0.0157816433966583" calcext:value-type="float">
            <text:p>0.01578164339665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C14]" office:value-type="float" office:value="96993.9803158618" calcext:value-type="float">
            <text:p>96993.980315861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8641914997557" calcext:value-type="float">
            <text:p>23.86419149975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Unifon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10:38:28.4409345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09:22:20.311547406</meta:creation-date>
    <dc:date>2023-10-21T14:36:11.748543174</dc:date>
    <meta:editing-duration>PT4H35M43S</meta:editing-duration>
    <meta:editing-cycles>2</meta:editing-cycles>
    <meta:generator>LibreOffice/7.5.5.2$Linux_X86_64 LibreOffice_project/50$Build-2</meta:generator>
    <meta:document-statistic meta:table-count="1" meta:cell-count="35" meta:object-count="0"/>
  </office:meta>
</office:document-meta>
</file>